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Util.toDOM( ServiceManager manager , String mimeTypeHint ,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Util.toDOM( ServiceManager manager ,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Util.parse( ServiceManager manager , Source source ,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urceUtil.handleSAXException( String source , SAXException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urceUtil.parse( SAXParser parser , Source source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Util.toCharacters( Source source , String encoding ,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urceUtil.toSAX( ServiceManager manager , Source source , ContentHandler handler , Parameters typeParameters , boolean filterDocument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Util.toSAX( XMLizer xmlizer , Source source , String mimeTypeHint ,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urceUtil.getInputSourc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toSAX( ServiceManager manager , Source sourc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Util.toSAX( XMLizable source , ContentHandler 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Util.getSource( String uri , Parameters typeParameters , SourceParameters resourceParameters , SourceResolver resolv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ourceUtil.getPath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getFragment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handle( String message , SourceException 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Util.getPathWithoutAuthority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getAuthority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handle( SourceException 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Util.getQuery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Util.toSAX( ServiceManager manager , Source source , String mimeTypeHint ,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urceUtil.getScheme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